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egre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591d3b" officeooo:paragraph-rsid="0001606f"/>
    </style:style>
    <style:style style:name="P2" style:family="paragraph" style:parent-style-name="Text_20_body" style:list-style-name="L1">
      <style:text-properties fo:language="ca" fo:country="ES" officeooo:rsid="006bd582" officeooo:paragraph-rsid="0001606f"/>
    </style:style>
    <style:style style:name="P3" style:family="paragraph" style:parent-style-name="Text_20_body" style:list-style-name="L5">
      <style:text-properties fo:language="ca" fo:country="ES" officeooo:rsid="006bd582" officeooo:paragraph-rsid="0001606f"/>
    </style:style>
    <style:style style:name="P4" style:family="paragraph" style:parent-style-name="Text_20_body" style:list-style-name="L6">
      <style:text-properties fo:language="ca" fo:country="ES" officeooo:rsid="006bd582" officeooo:paragraph-rsid="0001606f"/>
    </style:style>
    <style:style style:name="P5" style:family="paragraph" style:parent-style-name="Text_20_body" style:list-style-name="L7">
      <style:text-properties fo:language="ca" fo:country="ES" officeooo:rsid="006bd582" officeooo:paragraph-rsid="0001606f"/>
    </style:style>
    <style:style style:name="P6" style:family="paragraph" style:parent-style-name="Text_20_body" style:list-style-name="L7">
      <style:text-properties fo:language="ca" fo:country="ES" officeooo:rsid="006dd48d" officeooo:paragraph-rsid="0001606f"/>
    </style:style>
    <style:style style:name="P7" style:family="paragraph" style:parent-style-name="Standard" style:list-style-name="L5">
      <style:text-properties fo:language="ca" fo:country="ES" officeooo:rsid="006bd582" officeooo:paragraph-rsid="0001606f"/>
    </style:style>
    <style:style style:name="P8" style:family="paragraph" style:parent-style-name="Standard" style:list-style-name="L6">
      <style:text-properties fo:language="ca" fo:country="ES" officeooo:rsid="006bd582" officeooo:paragraph-rsid="0001606f"/>
    </style:style>
    <style:style style:name="P9" style:family="paragraph" style:parent-style-name="Standard" style:list-style-name="L7">
      <style:text-properties fo:language="ca" fo:country="ES" officeooo:rsid="006bd582" officeooo:paragraph-rsid="0001606f"/>
    </style:style>
    <style:style style:name="P10" style:family="paragraph" style:parent-style-name="Heading_20_1">
      <style:text-properties fo:language="ca" fo:country="ES" officeooo:rsid="006bd582" officeooo:paragraph-rsid="0001606f"/>
    </style:style>
    <style:style style:name="T1" style:family="text">
      <style:text-properties style:language-asian="en" style:country-asian="US"/>
    </style:style>
    <style:style style:name="T2" style:family="text">
      <style:text-properties officeooo:rsid="006dd48d" style:language-asian="en" style:country-asian="US"/>
    </style:style>
    <style:style style:name="T3" style:family="text">
      <style:text-properties officeooo:rsid="006bd582"/>
    </style:style>
    <style:style style:name="T4" style:family="text">
      <style:text-properties officeooo:rsid="006dd4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10" text:outline-level="1"><text:bookmark-start text:name="__RefHeading___Toc1100_918290172"/><text:span text:style-name="T1">Generació </text:span><text:span text:style-name="T2">d’s</text:span><text:span text:style-name="T1">cripts SQL</text:span><text:bookmark-end text:name="__RefHeading___Toc1100_918290172"/></text:h>
      <text:p text:style-name="P1"/>
      <text:p text:style-name="P1"><text:tab/><text:span text:style-name="T3">El projecte generat incorpora un petit programa per generar els Scripts SQL a partir de les anotacions de les classes JPA i el fitxer persistence.xml:</text:span></text:p>
      <text:list xml:id="list3043841404" text:style-name="L1">
        <text:list-item>
          <text:p text:style-name="P2">PostgreSQL: </text:p>
        </text:list-item>
      </text:list>
      <text:list xml:id="list3168484195" text:style-name="L5">
        <text:list-item>
          <text:p text:style-name="P3">Anar a scripts\sqlgenerator</text:p>
        </text:list-item>
        <text:list-item>
          <text:p text:style-name="P3">Executar la comanda "gensql.bat org.hibernate.dialect.PostgreSQL82Dialect"</text:p>
        </text:list-item>
        <text:list-item>
          <text:p text:style-name="P7">Copiar els fitxers create_schema.sql i drop_schema.sql al directori scripts\bdd\postgresql.</text:p>
        </text:list-item>
      </text:list>
      <text:list xml:id="list91019482849040" text:continue-list="list3043841404" text:style-name="L1">
        <text:list-item>
          <text:p text:style-name="P2"><text:s/>Oracle:</text:p>
        </text:list-item>
      </text:list>
      <text:list xml:id="list4201117553" text:style-name="L6">
        <text:list-item>
          <text:p text:style-name="P4">Anar a scripts\sqlgenerator</text:p>
        </text:list-item>
        <text:list-item>
          <text:p text:style-name="P4">Executar la comanda "gensql.bat org.hibernate.dialect.Oracle10gDialect"</text:p>
        </text:list-item>
        <text:list-item>
          <text:p text:style-name="P8">Copiar els fitxers create_schema.sql, create_schema_caib.sql i drop_schema.sql al directori scripts\bdd\oracle</text:p>
        </text:list-item>
      </text:list>
      <text:list xml:id="list91018724143853" text:continue-list="list91019482849040" text:style-name="L1">
        <text:list-item>
          <text:p text:style-name="P2"><text:s text:c="2"/>Altres Sistemes Gestors de Base de Dades:</text:p>
        </text:list-item>
      </text:list>
      <text:list xml:id="list3290823732" text:style-name="L7">
        <text:list-item>
          <text:p text:style-name="P5">Anar a scripts\sqlgenerator</text:p>
        </text:list-item>
        <text:list-item>
          <text:p text:style-name="P5">Executar la comanda "gensql.bat"</text:p>
        </text:list-item>
        <text:list-item>
          <text:p text:style-name="P6">Seleccionar el SGBD de la llista (Escriure numero)</text:p>
        </text:list-item>
        <text:list-item>
          <text:p text:style-name="P9">Copiar els fitxers create_schema.sql i drop_schema.sql al directori scripts\bdd\<text:span text:style-name="T4">[SGBQ]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egre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0-02-05T09:10:17.664000000</dc:date>
    <meta:editing-duration>PT3S</meta:editing-duration>
    <meta:editing-cycles>1</meta:editing-cycles>
    <meta:document-statistic meta:table-count="0" meta:image-count="0" meta:object-count="0" meta:page-count="1" meta:paragraph-count="15" meta:word-count="109" meta:character-count="848" meta:non-whitespace-character-count="762"/>
  </office:meta>
</office:document-meta>
</file>